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E97132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-asian="Times New Roman" style:font-name-complex="Arial" fo:font-weight="bold" style:font-weight-asian="bold" style:font-weight-complex="bold" fo:color="#0070C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6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T7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8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T9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0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T1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12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T13" style:parent-style-name="DefaultParagraphFont" style:family="text">
      <style:text-properties style:font-name="Segoe UI Emoji" style:font-name-asian="Times New Roman" style:font-name-complex="Segoe UI Emoji" style:letter-kerning="false" style:language-asian="en" style:country-asian="GB"/>
    </style:style>
    <style:style style:name="T14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T1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P16" style:parent-style-name="Normal" style:family="paragraph">
      <style:paragraph-properties fo:margin-bottom="0.0694in" fo:line-height="100%"/>
    </style:style>
    <style:style style:name="T17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8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1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olumn21" style:family="table-column">
      <style:table-column-properties style:column-width="0.4868in" style:use-optimal-column-width="false"/>
    </style:style>
    <style:style style:name="TableColumn22" style:family="table-column">
      <style:table-column-properties style:column-width="0.427in" style:use-optimal-column-width="false"/>
    </style:style>
    <style:style style:name="TableColumn23" style:family="table-column">
      <style:table-column-properties style:column-width="1.0493in" style:use-optimal-column-width="false"/>
    </style:style>
    <style:style style:name="TableColumn24" style:family="table-column">
      <style:table-column-properties style:column-width="2.4277in" style:use-optimal-column-width="false"/>
    </style:style>
    <style:style style:name="TableColumn25" style:family="table-column">
      <style:table-column-properties style:column-width="0.8208in" style:use-optimal-column-width="false"/>
    </style:style>
    <style:style style:name="TableColumn26" style:family="table-column">
      <style:table-column-properties style:column-width="1.2798in" style:use-optimal-column-width="false"/>
    </style:style>
    <style:style style:name="Table20" style:family="table">
      <style:table-properties style:width="6.491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1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4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7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40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43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55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5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-asian="Times New Roman" style:font-name-complex="Arial" fo:font-weight="bold" style:font-weight-asian="bold" style:font-weight-complex="bold" fo:color="#A02B93" style:letter-kerning="false" style:language-asian="en" style:country-asian="GB"/>
    </style:style>
    <style:style style:name="T59" style:parent-style-name="DefaultParagraphFont" style:family="text">
      <style:text-properties style:font-name-asian="Times New Roman" style:font-name-complex="Arial" fo:color="#A02B93" style:letter-kerning="false" style:language-asian="en" style:country-asian="GB"/>
    </style:style>
    <style:style style:name="T6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-asian="Times New Roman" style:font-name-complex="Arial" fo:font-weight="bold" style:font-weight-asian="bold" style:font-weight-complex="bold" fo:color="#A02B93" style:letter-kerning="false" style:language-asian="en" style:country-asian="GB"/>
    </style:style>
    <style:style style:name="T63" style:parent-style-name="DefaultParagraphFont" style:family="text">
      <style:text-properties style:font-name-asian="Times New Roman" style:font-name-complex="Arial" fo:color="#A02B93" style:letter-kerning="false" style:language-asian="en" style:country-asian="GB"/>
    </style:style>
    <style:style style:name="T6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-asian="Times New Roman" style:font-name-complex="Arial" fo:font-weight="bold" style:font-weight-asian="bold" style:font-weight-complex="bold" fo:color="#A02B93" style:letter-kerning="false" style:language-asian="en" style:country-asian="GB"/>
    </style:style>
    <style:style style:name="T67" style:parent-style-name="DefaultParagraphFont" style:family="text">
      <style:text-properties style:font-name-asian="Times New Roman" style:font-name-complex="Arial" fo:color="#A02B93" style:letter-kerning="false" style:language-asian="en" style:country-asian="GB"/>
    </style:style>
    <style:style style:name="T6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69" style:parent-style-name="DefaultParagraphFont" style:family="text">
      <style:text-properties style:font-name-asian="Times New Roman" style:font-name-complex="Arial" fo:font-weight="bold" style:font-weight-asian="bold" style:font-weight-complex="bold" fo:color="#A02B93" style:letter-kerning="false" style:language-asian="en" style:country-asian="GB"/>
    </style:style>
    <style:style style:name="T70" style:parent-style-name="DefaultParagraphFont" style:family="text">
      <style:text-properties style:font-name-asian="Times New Roman" style:font-name-complex="Arial" fo:color="#A02B93" style:letter-kerning="false" style:language-asian="en" style:country-asian="GB"/>
    </style:style>
    <style:style style:name="T71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7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8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86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8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-asian="Times New Roman" style:font-name-complex="Arial" fo:font-weight="bold" style:font-weight-asian="bold" style:font-weight-complex="bold" fo:color="#A02B93" style:letter-kerning="false" style:language-asian="en" style:country-asian="GB"/>
    </style:style>
    <style:style style:name="T90" style:parent-style-name="DefaultParagraphFont" style:family="text">
      <style:text-properties style:font-name-asian="Times New Roman" style:font-name-complex="Arial" fo:color="#A02B93" style:letter-kerning="false" style:language-asian="en" style:country-asian="GB"/>
    </style:style>
    <style:style style:name="T91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-asian="Times New Roman" style:font-name-complex="Arial" fo:font-weight="bold" style:font-weight-asian="bold" style:font-weight-complex="bold" fo:color="#A02B93" style:letter-kerning="false" style:language-asian="en" style:country-asian="GB"/>
    </style:style>
    <style:style style:name="T94" style:parent-style-name="DefaultParagraphFont" style:family="text">
      <style:text-properties style:font-name-asian="Times New Roman" style:font-name-complex="Arial" fo:color="#A02B93" style:letter-kerning="false" style:language-asian="en" style:country-asian="GB"/>
    </style:style>
    <style:style style:name="T95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-asian="Times New Roman" style:font-name-complex="Arial" fo:font-weight="bold" style:font-weight-asian="bold" style:font-weight-complex="bold" fo:color="#A02B93" style:letter-kerning="false" style:language-asian="en" style:country-asian="GB"/>
    </style:style>
    <style:style style:name="T98" style:parent-style-name="DefaultParagraphFont" style:family="text">
      <style:text-properties style:font-name-asian="Times New Roman" style:font-name-complex="Arial" fo:color="#A02B93" style:letter-kerning="false" style:language-asian="en" style:country-asian="GB"/>
    </style:style>
    <style:style style:name="T9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10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102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10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10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1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11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11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18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19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2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121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24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25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28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2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1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132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1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13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14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14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1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48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4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50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151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52" style:parent-style-name="DefaultParagraphFont" style:family="text">
      <style:text-properties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153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54" style:parent-style-name="DefaultParagraphFont" style:family="text">
      <style:text-properties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155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56" style:parent-style-name="DefaultParagraphFont" style:family="text">
      <style:text-properties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157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58" style:parent-style-name="DefaultParagraphFont" style:family="text">
      <style:text-properties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15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62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63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66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67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1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170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1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17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1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182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1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86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87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88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89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19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191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192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19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19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2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20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206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2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fo:line-height="100%"/>
    </style:style>
    <style:style style:name="T209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10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11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14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215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18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1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22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2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2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2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233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23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37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3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41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242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45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46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2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24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25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25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26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26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64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65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68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6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270" style:parent-style-name="Normal" style:family="paragraph">
      <style:paragraph-properties fo:margin-bottom="0in" fo:line-height="100%"/>
    </style:style>
    <style:style style:name="T271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72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73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2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2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0" style:parent-style-name="Normal" style:family="paragraph">
      <style:paragraph-properties fo:margin-bottom="0in" fo:line-height="100%"/>
    </style:style>
    <style:style style:name="T281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28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28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287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2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91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92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295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296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297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29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299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30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ell3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303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30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 fo:line-height="100%"/>
    </style:style>
    <style:style style:name="T309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1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31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margin-bottom="0in" fo:line-height="100%"/>
    </style:style>
    <style:style style:name="T314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fo:language="fr" fo:country="FR" style:language-asian="en" style:country-asian="GB"/>
    </style:style>
    <style:style style:name="T315" style:parent-style-name="DefaultParagraphFont" style:family="text">
      <style:text-properties style:font-name-asian="Times New Roman" style:font-name-complex="Arial" style:letter-kerning="false" fo:language="fr" fo:country="FR" style:language-asian="en" style:country-asian="GB"/>
    </style:style>
    <style:style style:name="TableCell31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319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32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321" style:parent-style-name="Normal" style:family="paragraph">
      <style:paragraph-properties fo:margin-bottom="0in" fo:line-height="100%"/>
    </style:style>
    <style:style style:name="T322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323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32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327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32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329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33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331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332" style:parent-style-name="DefaultParagraphFont" style:family="text">
      <style:text-properties style:font-name-asian="Times New Roman" style:font-name-complex="Arial" fo:color="#0000FF" style:letter-kerning="false" style:text-underline-type="single" style:text-underline-style="solid" style:text-underline-width="auto" style:text-underline-mode="continuous" style:language-asian="en" style:country-asian="GB"/>
    </style:style>
    <style:style style:name="T333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334" style:parent-style-name="Normal" style:family="paragraph">
      <style:paragraph-properties fo:margin-bottom="0in" fo:line-height="100%"/>
    </style:style>
    <style:style style:name="T335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ableCell3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text-align="center"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Cell33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340" style:parent-style-name="Normal" style:family="paragraph">
      <style:paragraph-properties fo:margin-bottom="0.0694in" fo:line-height="100%"/>
      <style:text-properties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341" style:parent-style-name="Normal" style:family="paragraph">
      <style:paragraph-properties fo:text-align="center"/>
      <style:text-properties style:font-name-asian="Times New Roman" style:font-name-complex="Arial" fo:font-weight="bold" style:font-weight-asian="bold" style:font-weight-complex="bold" fo:color="#0070C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342" style:parent-style-name="Normal" style:family="paragraph">
      <style:paragraph-properties fo:text-align="center"/>
      <style:text-properties style:font-name-asian="Times New Roman" style:font-name-complex="Arial" fo:font-weight="bold" style:font-weight-asian="bold" style:font-weight-complex="bold" fo:color="#0070C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343" style:parent-style-name="Normal" style:family="paragraph">
      <style:paragraph-properties fo:margin-bottom="0.0694in" fo:line-height="100%"/>
    </style:style>
    <style:style style:name="T34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345" style:parent-style-name="DefaultParagraphFont" style:family="text">
      <style:text-properties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346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Column348" style:family="table-column">
      <style:table-column-properties style:column-width="1.4423in"/>
    </style:style>
    <style:style style:name="TableColumn349" style:family="table-column">
      <style:table-column-properties style:column-width="0.7659in"/>
    </style:style>
    <style:style style:name="TableColumn350" style:family="table-column">
      <style:table-column-properties style:column-width="4.0486in"/>
    </style:style>
    <style:style style:name="Table347" style:family="table">
      <style:table-properties style:width="6.2569in" fo:margin-left="0in" table:align="left"/>
    </style:style>
    <style:style style:name="TableRow351" style:family="table-row">
      <style:table-row-properties/>
    </style:style>
    <style:style style:name="TableCell352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353" style:parent-style-name="Normal" style:family="paragraph">
      <style:paragraph-properties fo:margin-bottom="0in" fo:line-height="100%"/>
    </style:style>
    <style:style style:name="T354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55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356" style:parent-style-name="Normal" style:family="paragraph">
      <style:paragraph-properties fo:margin-bottom="0in" fo:line-height="100%"/>
    </style:style>
    <style:style style:name="T357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58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359" style:parent-style-name="Normal" style:family="paragraph">
      <style:paragraph-properties fo:margin-bottom="0in" fo:line-height="100%"/>
    </style:style>
    <style:style style:name="T360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Row361" style:family="table-row">
      <style:table-row-properties/>
    </style:style>
    <style:style style:name="TableCell36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margin-bottom="0in" fo:line-height="100%"/>
    </style:style>
    <style:style style:name="T364" style:parent-style-name="DefaultParagraphFont" style:family="text"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3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369" style:family="table-row">
      <style:table-row-properties/>
    </style:style>
    <style:style style:name="TableCell37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paragraph-properties fo:margin-bottom="0in" fo:line-height="100%"/>
    </style:style>
    <style:style style:name="T372" style:parent-style-name="DefaultParagraphFont" style:family="text"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37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7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paragraph-properties fo:margin-bottom="0in" fo:line-height="100%"/>
    </style:style>
    <style:style style:name="T377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37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379" style:parent-style-name="Normal" style:family="paragraph">
      <style:paragraph-properties fo:margin-bottom="0in" fo:line-height="100%"/>
    </style:style>
    <style:style style:name="T380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381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382" style:parent-style-name="Normal" style:family="paragraph">
      <style:paragraph-properties fo:margin-bottom="0in" fo:line-height="100%"/>
    </style:style>
    <style:style style:name="T383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38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Row385" style:family="table-row">
      <style:table-row-properties/>
    </style:style>
    <style:style style:name="TableCell38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margin-bottom="0in" fo:line-height="100%"/>
    </style:style>
    <style:style style:name="T388" style:parent-style-name="DefaultParagraphFont" style:family="text"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38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0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3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392" style:parent-style-name="Normal" style:family="paragraph">
      <style:paragraph-properties fo:margin-bottom="0in" fo:line-height="100%"/>
    </style:style>
    <style:style style:name="T393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39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395" style:parent-style-name="Normal" style:family="paragraph">
      <style:paragraph-properties fo:margin-bottom="0in" fo:line-height="100%"/>
    </style:style>
    <style:style style:name="T396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397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39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401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Row402" style:family="table-row">
      <style:table-row-properties/>
    </style:style>
    <style:style style:name="TableCell40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40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40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TableRow410" style:family="table-row">
      <style:table-row-properties/>
    </style:style>
    <style:style style:name="TableCell41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margin-bottom="0in" fo:line-height="100%"/>
    </style:style>
    <style:style style:name="T413" style:parent-style-name="DefaultParagraphFont" style:family="text"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41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41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17" style:parent-style-name="Normal" style:family="paragraph">
      <style:paragraph-properties fo:margin-bottom="0in" fo:line-height="100%"/>
    </style:style>
    <style:style style:name="T418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419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420" style:parent-style-name="Normal" style:family="paragraph">
      <style:paragraph-properties fo:margin-bottom="0in" fo:line-height="100%"/>
    </style:style>
    <style:style style:name="T421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422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423" style:parent-style-name="Normal" style:family="paragraph">
      <style:paragraph-properties fo:margin-bottom="0in" fo:line-height="100%"/>
    </style:style>
    <style:style style:name="T424" style:parent-style-name="DefaultParagraphFont" style:family="text"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425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ableRow426" style:family="table-row">
      <style:table-row-properties/>
    </style:style>
    <style:style style:name="TableCell4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margin-bottom="0in" fo:line-height="100%"/>
    </style:style>
    <style:style style:name="T429" style:parent-style-name="DefaultParagraphFont" style:family="text">
      <style:text-properties style:font-name-asian="Times New Roman" style:font-name-complex="Arial" fo:font-weight="bold" style:font-weight-asian="bold" style:font-weight-complex="bold" fo:color="#C00000" style:letter-kerning="false" style:language-asian="en" style:country-asian="GB"/>
    </style:style>
    <style:style style:name="TableCell4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margin-bottom="0in" fo:line-height="100%"/>
      <style:text-properties style:font-name-asian="Times New Roman" style:font-name-complex="Arial" fo:font-weight="bold" style:font-weight-asian="bold" style:font-weight-complex="bold" style:letter-kerning="false" style:language-asian="en" style:country-asian="GB"/>
    </style:style>
    <style:style style:name="TableCell43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33" style:parent-style-name="Normal" style:family="paragraph">
      <style:paragraph-properties fo:margin-bottom="0in" fo:line-height="100%"/>
      <style:text-properties style:font-name-asian="Times New Roman" style:font-name-complex="Arial" style:letter-kerning="false" style:language-asian="en" style:country-asian="GB"/>
    </style:style>
    <style:style style:name="P434" style:parent-style-name="Normal" style:family="paragraph">
      <style:paragraph-properties fo:margin-bottom="0.0694in" fo:line-height="100%"/>
      <style:text-properties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language-asian="en" style:country-asian="GB"/>
    </style:style>
    <style:style style:name="P435" style:parent-style-name="Normal" style:family="paragraph">
      <style:paragraph-properties fo:text-align="center"/>
      <style:text-properties style:font-name-asian="Times New Roman" style:font-name-complex="Arial" fo:font-weight="bold" style:font-weight-asian="bold" style:font-weight-complex="bold" fo:color="#0070C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436" style:parent-style-name="Normal" style:family="paragraph">
      <style:paragraph-properties fo:margin-bottom="0.0694in" fo:line-height="100%"/>
      <style:text-properties style:font-name-asian="Times New Roman" style:font-name-complex="Arial" style:letter-kerning="false" style:language-asian="en" style:country-asian="GB"/>
    </style:style>
    <style:style style:name="P437" style:parent-style-name="Normal" style:list-style-name="LFO2" style:family="paragraph">
      <style:paragraph-properties fo:margin-bottom="0.0694in" fo:line-height="100%"/>
    </style:style>
    <style:style style:name="T438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439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440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441" style:parent-style-name="Normal" style:list-style-name="LFO2" style:family="paragraph">
      <style:paragraph-properties fo:margin-bottom="0.0694in" fo:line-height="100%"/>
    </style:style>
    <style:style style:name="T442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443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44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445" style:parent-style-name="DefaultParagraphFont" style:family="text">
      <style:text-properties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446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447" style:parent-style-name="DefaultParagraphFont" style:family="text">
      <style:text-properties style:font-name-asian="Times New Roman" style:font-name-complex="Arial" style:letter-kerning="false" fo:font-size="10pt" style:font-size-asian="10pt" style:font-size-complex="10pt" style:language-asian="en" style:country-asian="GB"/>
    </style:style>
    <style:style style:name="T44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449" style:parent-style-name="Normal" style:list-style-name="LFO2" style:family="paragraph">
      <style:paragraph-properties fo:margin-bottom="0.0694in" fo:line-height="100%"/>
    </style:style>
    <style:style style:name="T450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451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452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453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T454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455" style:parent-style-name="Normal" style:list-style-name="LFO2" style:family="paragraph">
      <style:paragraph-properties fo:margin-bottom="0.0694in" fo:line-height="100%"/>
    </style:style>
    <style:style style:name="T456" style:parent-style-name="DefaultParagraphFont" style:family="text">
      <style:text-properties style:font-name-asian="Times New Roman" style:font-name-complex="Arial" fo:font-weight="bold" style:font-weight-asian="bold" style:font-weight-complex="bold" fo:color="#7030A0" style:letter-kerning="false" style:language-asian="en" style:country-asian="GB"/>
    </style:style>
    <style:style style:name="T457" style:parent-style-name="DefaultParagraphFont" style:family="text">
      <style:text-properties style:font-name-asian="Times New Roman" style:font-name-complex="Arial" fo:color="#7030A0" style:letter-kerning="false" style:language-asian="en" style:country-asian="GB"/>
    </style:style>
    <style:style style:name="T458" style:parent-style-name="DefaultParagraphFont" style:family="text">
      <style:text-properties style:font-name-asian="Times New Roman" style:font-name-complex="Arial" style:letter-kerning="false" style:language-asian="en" style:country-asian="GB"/>
    </style:style>
    <style:style style:name="P459" style:parent-style-name="Normal" style:family="paragraph">
      <style:paragraph-properties fo:text-align="center"/>
      <style:text-properties style:font-name-asian="Times New Roman" style:font-name-complex="Arial" fo:font-weight="bold" style:font-weight-asian="bold" style:font-weight-complex="bold" fo:color="#0070C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460" style:parent-style-name="Normal" style:family="paragraph">
      <style:paragraph-properties fo:text-align="center"/>
      <style:text-properties style:font-name-asian="Times New Roman" style:font-name-complex="Arial" fo:font-weight="bold" style:font-weight-asian="bold" style:font-weight-complex="bold" fo:color="#0070C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46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62" style:parent-style-name="Normal" style:list-style-name="LFO3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63" style:parent-style-name="Normal" style:list-style-name="LFO3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64" style:parent-style-name="Normal" style:list-style-name="LFO3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65" style:parent-style-name="Normal" style:list-style-name="LFO3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66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67" style:parent-style-name="Normal" style:list-style-name="LFO4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68" style:parent-style-name="Normal" style:list-style-name="LFO4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69" style:parent-style-name="Normal" style:list-style-name="LFO4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7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71" style:parent-style-name="Normal" style:list-style-name="LFO5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72" style:parent-style-name="Normal" style:list-style-name="LFO5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73" style:parent-style-name="Normal" style:list-style-name="LFO5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7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75" style:parent-style-name="Normal" style:list-style-name="LFO6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76" style:parent-style-name="Normal" style:list-style-name="LFO6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language="fr" fo:country="FR" style:language-asian="en" style:country-asian="GB"/>
    </style:style>
    <style:style style:name="P477" style:parent-style-name="Normal" style:list-style-name="LFO6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7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79" style:parent-style-name="Normal" style:list-style-name="LFO7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80" style:parent-style-name="Normal" style:list-style-name="LFO7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81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82" style:parent-style-name="Normal" style:list-style-name="LFO8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83" style:parent-style-name="Normal" style:list-style-name="LFO8" style:family="paragraph">
      <style:paragraph-properties fo:margin-top="0.0694in" fo:margin-bottom="0.0694in" fo:line-height="100%"/>
      <style:text-properties style:font-name-asian="Times New Roman" style:font-name-complex="Times New Roman" style:letter-kerning="false" fo:language="fr" fo:country="FR" style:language-asian="en" style:country-asian="GB"/>
    </style:style>
    <style:style style:name="P48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85" style:parent-style-name="Normal" style:list-style-name="LFO9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86" style:parent-style-name="Normal" style:list-style-name="LFO9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87" style:parent-style-name="Normal" style:list-style-name="LFO9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8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89" style:parent-style-name="Normal" style:list-style-name="LFO10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90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91" style:parent-style-name="Normal" style:list-style-name="LFO11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92" style:parent-style-name="Normal" style:list-style-name="LFO11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93" style:parent-style-name="Normal" style:list-style-name="LFO11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94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text-underline-type="single" style:text-underline-style="solid" style:text-underline-width="auto" style:text-underline-mode="continuous" style:language-asian="en" style:country-asian="GB"/>
    </style:style>
    <style:style style:name="P495" style:parent-style-name="Normal" style:list-style-name="LFO12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96" style:parent-style-name="Normal" style:list-style-name="LFO12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97" style:parent-style-name="Normal" style:list-style-name="LFO12" style:family="paragraph">
      <style:paragraph-properties fo:margin-top="0.0694in" fo:margin-bottom="0.0694in" fo:line-height="100%"/>
      <style:text-properties style:font-name-asian="Times New Roman" style:font-name-complex="Times New Roman" style:letter-kerning="false" style:language-asian="en" style:country-asian="GB"/>
    </style:style>
    <style:style style:name="P498" style:parent-style-name="Normal" style:family="paragraph">
      <style:paragraph-properties fo:margin-top="0.0694in" fo:margin-bottom="0.0694in" fo:line-height="100%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/>
    </style:style>
    <style:style style:name="P499" style:parent-style-name="Normal" style:list-style-name="LFO13" style:family="paragraph">
      <style:paragraph-properties fo:margin-top="0.0694in" fo:margin-bottom="0.0694in" fo:line-height="100%"/>
    </style:style>
    <style:style style:name="T500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501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P502" style:parent-style-name="Normal" style:list-style-name="LFO13" style:family="paragraph">
      <style:paragraph-properties fo:margin-top="0.0694in" fo:margin-bottom="0.0694in" fo:line-height="100%"/>
    </style:style>
    <style:style style:name="T50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504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P505" style:parent-style-name="Normal" style:list-style-name="LFO13" style:family="paragraph">
      <style:paragraph-properties fo:margin-top="0.0694in" fo:margin-bottom="0.0694in" fo:line-height="100%"/>
    </style:style>
    <style:style style:name="T506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507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P508" style:parent-style-name="Normal" style:list-style-name="LFO13" style:family="paragraph">
      <style:paragraph-properties fo:margin-top="0.0694in" fo:margin-bottom="0.0694in" fo:line-height="100%"/>
    </style:style>
    <style:style style:name="T50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510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P511" style:parent-style-name="Normal" style:list-style-name="LFO13" style:family="paragraph">
      <style:paragraph-properties fo:margin-top="0.0694in" fo:margin-bottom="0.0694in" fo:line-height="100%"/>
    </style:style>
    <style:style style:name="T512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513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P514" style:parent-style-name="Normal" style:list-style-name="LFO13" style:family="paragraph">
      <style:paragraph-properties fo:margin-top="0.0694in" fo:margin-bottom="0.0694in" fo:line-height="100%"/>
    </style:style>
    <style:style style:name="T51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style:language-asian="en" style:country-asian="GB"/>
    </style:style>
    <style:style style:name="T516" style:parent-style-name="DefaultParagraphFont" style:family="text">
      <style:text-properties style:font-name-asian="Times New Roman" style:font-name-complex="Times New Roman" style:letter-kerning="false" style:language-asian="en" style:country-asian="GB"/>
    </style:style>
    <style:style style:name="P517" style:parent-style-name="Normal" style:family="paragraph">
      <style:text-properties fo:font-weight="bold" style:font-weight-asian="bold" style:font-weight-complex="bold" fo:color="#E97132" fo:font-size="10pt" style:font-size-asian="10pt" style:font-size-complex="10pt" style:text-underline-type="single" style:text-underline-style="solid" style:text-underline-width="auto" style:text-underline-mode="continuous" fo:language="fr" fo:country="FR"/>
    </style:style>
  </office:automatic-styles>
  <office:body>
    <office:text text:use-soft-page-breaks="true">
      <text:p text:style-name="P1">Project Baseline Plan</text:p>
      <text:p text:style-name="P2">10-Day Product Development Timeline: Gauge &amp; Grab System</text:p>
      <text:p text:style-name="P3">Our<text:s/>Gauge &amp; Grab<text:s/>System<text:s/>helps UCL East users pick the smartest meal option by instantly showing which location offers the fastest service and most appealing menu<text:s/>through a physical colour-coded gauge and a digital twin rich in contextual data.</text:p>
      <text:p text:style-name="P4"><text:span text:style-name="T5">🟢</text:span><text:span text:style-name="T6"><text:s/></text:span><text:span text:style-name="T7">Physical Gauge</text:span><text:span text:style-name="T8"><text:line-break/></text:span><text:span text:style-name="T9">🔵</text:span><text:span text:style-name="T10"><text:s/></text:span><text:span text:style-name="T11">Digital Twin</text:span><text:span text:style-name="T12"><text:line-break/></text:span><text:span text:style-name="T13">🟣</text:span><text:span text:style-name="T14"><text:s/></text:span><text:span text:style-name="T15">GitHub &amp; Report</text:span></text:p>
      <text:p text:style-name="P16"><text:span text:style-name="T17">This timeline assumes the 10-day work period runs from<text:s/></text:span><text:span text:style-name="T18">Day 1 (December 2nd) to Day 10 (December 11th)</text:span><text:span text:style-name="T19">, with the final Showcase on December 12th.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header-rows>
          <table:table-row table:style-name="TableRow27">
            <table:table-cell table:style-name="TableCell28">
              <text:p text:style-name="P29"><text:span text:style-name="T30">Day</text:span></text:p>
            </table:table-cell>
            <table:table-cell table:style-name="TableCell31">
              <text:p text:style-name="P32"><text:span text:style-name="T33">Date (Approx.)</text:span></text:p>
            </table:table-cell>
            <table:table-cell table:style-name="TableCell34">
              <text:p text:style-name="P35"><text:span text:style-name="T36">Phase / Milestone</text:span></text:p>
            </table:table-cell>
            <table:table-cell table:style-name="TableCell37">
              <text:p text:style-name="P38"><text:span text:style-name="T39">Key Tasks (Breakdown)</text:span></text:p>
            </table:table-cell>
            <table:table-cell table:style-name="TableCell40">
              <text:p text:style-name="P41"><text:span text:style-name="T42">Assigned Team Lead</text:span></text:p>
            </table:table-cell>
            <table:table-cell table:style-name="TableCell43">
              <text:p text:style-name="P44"><text:span text:style-name="T45">Necessary Tools/Systems</text:span></text:p>
            </table:table-cell>
          </table:table-row>
        </table:table-header-rows>
        <table:table-row table:style-name="TableRow46">
          <table:table-cell table:style-name="TableCell47">
            <text:p text:style-name="P48"><text:span text:style-name="T49">1</text:span></text:p>
          </table:table-cell>
          <table:table-cell table:style-name="TableCell50">
            <text:p text:style-name="P51">Dec 2nd</text:p>
          </table:table-cell>
          <table:table-cell table:style-name="TableCell52">
            <text:p text:style-name="P53"><text:span text:style-name="T54">Concept &amp; Architecture</text:span><text:span text:style-name="T55"><text:s/>(M1: System Spec Approved)</text:span></text:p>
          </table:table-cell>
          <table:table-cell table:style-name="TableCell56">
            <text:p text:style-name="P57"><text:span text:style-name="T58">1. Define final scope</text:span><text:span text:style-name="T59"><text:s/></text:span><text:span text:style-name="T60">of 3 dining locations (Pool, Marshgate Cafe, Canteen).<text:s/></text:span></text:p>
            <text:p text:style-name="P61"><text:span text:style-name="T62">2. Finalise Data Model Schema</text:span><text:span text:style-name="T63"><text:s/></text:span><text:span text:style-name="T64">(EWT, Stock, Score, Weather).<text:s/></text:span></text:p>
            <text:p text:style-name="P65"><text:span text:style-name="T66">3. Physical:</text:span><text:span text:style-name="T67"><text:s/></text:span><text:span text:style-name="T68">Select Microcontroller (e.g., ESP32/Arduino) and components (stepper motor for needle, small TFT/E-Ink screen).<text:s/></text:span><text:span text:style-name="T69">4. Digital:</text:span><text:span text:style-name="T70"><text:s/></text:span><text:span text:style-name="T71">Choose Tech Stack (React/Next.js for Twin, Firebase/Firestore for Database).</text:span></text:p>
          </table:table-cell>
          <table:table-cell table:style-name="TableCell72">
            <text:p text:style-name="P73">MD</text:p>
            <text:p text:style-name="P74">(Data Lead)</text:p>
          </table:table-cell>
          <table:table-cell table:style-name="TableCell75">
            <text:p text:style-name="P76">Miro/Figma, Google Sheets, Arduino IDE, Visual Studio Code, Git/GitHub.</text:p>
          </table:table-cell>
        </table:table-row>
        <table:table-row table:style-name="TableRow77">
          <table:table-cell table:style-name="TableCell78">
            <text:p text:style-name="P79"><text:span text:style-name="T80">2</text:span></text:p>
          </table:table-cell>
          <table:table-cell table:style-name="TableCell81">
            <text:p text:style-name="P82">Dec 3rd</text:p>
          </table:table-cell>
          <table:table-cell table:style-name="TableCell83">
            <text:p text:style-name="P84"><text:span text:style-name="T85">Design &amp; Mockups</text:span><text:span text:style-name="T86"><text:s/>(M2: High-Fidelity Mockups Complete)</text:span></text:p>
          </table:table-cell>
          <table:table-cell table:style-name="TableCell87">
            <text:p text:style-name="P88"><text:span text:style-name="T89">1. Physical:</text:span><text:span text:style-name="T90"><text:s/></text:span><text:span text:style-name="T91">Design 3D model for gauge housing (incorporate needle, screen, 3 buttons, colour zones).<text:s/></text:span></text:p>
            <text:p text:style-name="P92"><text:span text:style-name="T93">2. Digital:</text:span><text:span text:style-name="T94"><text:s/></text:span><text:span text:style-name="T95">Create high-fidelity UI/UX mockups for Digital Twin (Attractiveness Chart, Maps, Dialogue).<text:s/></text:span></text:p>
            <text:p text:style-name="P96"><text:span text:style-name="T97">3. Data:</text:span><text:span text:style-name="T98"><text:s/></text:span><text:span text:style-name="T99">Build EWT simulation logic (based on time of day, events, etc.) and create mock JSON feed.</text:span></text:p>
          </table:table-cell>
          <table:table-cell table:style-name="TableCell100">
            <text:p text:style-name="P101">ET</text:p>
            <text:p text:style-name="P102">(Design Lead)</text:p>
          </table:table-cell>
          <table:table-cell table:style-name="TableCell103">
            <text:p text:style-name="P104">Figma/Sketch, Fusion 360/Tinkercad, Python (for EWT simulation script).</text:p>
          </table:table-cell>
        </table:table-row>
        <text:soft-page-break/>
        <table:table-row table:style-name="TableRow105">
          <table:table-cell table:style-name="TableCell106">
            <text:p text:style-name="P107"><text:span text:style-name="T108">3</text:span></text:p>
          </table:table-cell>
          <table:table-cell table:style-name="TableCell109">
            <text:p text:style-name="P110">Dec 4th</text:p>
          </table:table-cell>
          <table:table-cell table:style-name="TableCell111">
            <text:p text:style-name="P112"><text:span text:style-name="T113">Hardware Development I</text:span><text:span text:style-name="T114"><text:s/>(M3: Core Physical Components Wired)</text:span></text:p>
          </table:table-cell>
          <table:table-cell table:style-name="TableCell115">
            <text:p text:style-name="P116"><text:span text:style-name="T117">1.</text:span><text:span text:style-name="T118">Physical:</text:span><text:span text:style-name="T119"><text:s/></text:span><text:span text:style-name="T120">3D print initial<text:s/></text:span></text:p>
            <text:p text:style-name="P121">casing prototype.<text:s/></text:p>
            <text:p text:style-name="P122"><text:span text:style-name="T123">2. Physical:</text:span><text:span text:style-name="T124"><text:s/></text:span><text:span text:style-name="T125">Wire and test microcontroller (MCU) with Wi-Fi/Cloud connection.<text:s/></text:span></text:p>
            <text:p text:style-name="P126"><text:span text:style-name="T127">3. Integrate Stepper Motor</text:span><text:span text:style-name="T128"><text:s/></text:span><text:span text:style-name="T129">control for Needle movement (0 to 180 degrees mapping EWT).</text:span></text:p>
          </table:table-cell>
          <table:table-cell table:style-name="TableCell130">
            <text:p text:style-name="P131">YOKB</text:p>
            <text:p text:style-name="P132">(Hardware Lead)</text:p>
          </table:table-cell>
          <table:table-cell table:style-name="TableCell133">
            <text:p text:style-name="P134">Arduino IDE/PlatformIO, Breadboard, Stepper Motor (with driver), Wires, 3D Printer (e.g., UCL workshop).</text:p>
          </table:table-cell>
        </table:table-row>
        <table:table-row table:style-name="TableRow135">
          <table:table-cell table:style-name="TableCell136">
            <text:p text:style-name="P137"><text:span text:style-name="T138">4</text:span></text:p>
          </table:table-cell>
          <table:table-cell table:style-name="TableCell139">
            <text:p text:style-name="P140">Dec 5th</text:p>
          </table:table-cell>
          <table:table-cell table:style-name="TableCell141">
            <text:p text:style-name="P142"><text:span text:style-name="T143">Data Pipeline Setup</text:span><text:span text:style-name="T144"><text:s/>(M4: Data Mocking &amp; DB Connection Ready)</text:span></text:p>
          </table:table-cell>
          <table:table-cell table:style-name="TableCell145">
            <text:p text:style-name="P146"><text:span text:style-name="T147">1. Data:</text:span><text:span text:style-name="T148"><text:s/></text:span><text:span text:style-name="T149">Set up<text:s/></text:span><text:span text:style-name="T150">Firestore</text:span><text:span text:style-name="T151"><text:s/>database (collections for<text:s/></text:span><text:span text:style-name="T152">locations</text:span><text:span text:style-name="T153">,<text:s/></text:span><text:span text:style-name="T154">menu_items</text:span><text:span text:style-name="T155">,<text:s/></text:span><text:span text:style-name="T156">EWT_history</text:span><text:span text:style-name="T157">,<text:s/></text:span><text:span text:style-name="T158">weather</text:span><text:span text:style-name="T159">).<text:s/></text:span></text:p>
            <text:p text:style-name="P160"><text:span text:style-name="T161">2. Data:</text:span><text:span text:style-name="T162"><text:s/></text:span><text:span text:style-name="T163">Write API endpoint (Node.js/Python) to serve mock EWT/Stock/Score data.<text:s/></text:span></text:p>
            <text:p text:style-name="P164"><text:span text:style-name="T165">3. Physical:</text:span><text:span text:style-name="T166"><text:s/></text:span><text:span text:style-name="T167">MCU pulls data from the API and successfully prints raw data to the Serial Monitor.</text:span></text:p>
          </table:table-cell>
          <table:table-cell table:style-name="TableCell168">
            <text:p text:style-name="P169">MD</text:p>
            <text:p text:style-name="P170">(Data Lead)</text:p>
          </table:table-cell>
          <table:table-cell table:style-name="TableCell171">
            <text:p text:style-name="P172">Firebase/Firestore, Node.js/Python, Postman (API Testing).</text:p>
          </table:table-cell>
        </table:table-row>
        <table:table-row table:style-name="TableRow173">
          <table:table-cell table:style-name="TableCell174">
            <text:p text:style-name="P175"><text:span text:style-name="T176">5</text:span></text:p>
          </table:table-cell>
          <table:table-cell table:style-name="TableCell177">
            <text:p text:style-name="P178">Dec 6th</text:p>
          </table:table-cell>
          <table:table-cell table:style-name="TableCell179">
            <text:p text:style-name="P180"><text:span text:style-name="T181">Digital Twin Development I</text:span><text:span text:style-name="T182"><text:s/>(M5: Core Digital Twin UI Functional)</text:span></text:p>
          </table:table-cell>
          <table:table-cell table:style-name="TableCell183">
            <text:p text:style-name="P184"><text:span text:style-name="T185">1. Digital:</text:span><text:span text:style-name="T186"><text:s/></text:span><text:span text:style-name="T187">Set up the main web application framework (React/Next.js) and GitHub Pages deployment environment.<text:s/></text:span><text:span text:style-name="T188">2. Develop the main Dashboard</text:span><text:span text:style-name="T189"><text:s/></text:span><text:span text:style-name="T190">layout, including placeholders for all 3 locations.<text:s/></text:span><text:span text:style-name="T191">3. Integrate Chart</text:span><text:span text:style-name="T192">.js/Recharts for Menu Attractiveness Chart (hardcoded data initially).</text:span></text:p>
          </table:table-cell>
          <table:table-cell table:style-name="TableCell193">
            <text:p text:style-name="P194">ET (Design Lead)</text:p>
          </table:table-cell>
          <table:table-cell table:style-name="TableCell195">
            <text:p text:style-name="P196">React/Tailwind CSS, VS Code, Git/GitHub.</text:p>
          </table:table-cell>
        </table:table-row>
        <table:table-row table:style-name="TableRow197">
          <table:table-cell table:style-name="TableCell198">
            <text:p text:style-name="P199"><text:span text:style-name="T200">6</text:span></text:p>
          </table:table-cell>
          <table:table-cell table:style-name="TableCell201">
            <text:p text:style-name="P202">Dec 7th</text:p>
          </table:table-cell>
          <table:table-cell table:style-name="TableCell203">
            <text:p text:style-name="P204"><text:span text:style-name="T205">Physical Integration I &amp; Twin Data</text:span><text:span text:style-name="T206"><text:s/>(M6: Physical Gauge EWT Live)</text:span></text:p>
          </table:table-cell>
          <table:table-cell table:style-name="TableCell207">
            <text:p text:style-name="P208"><text:span text:style-name="T209">1. Physical:</text:span><text:span text:style-name="T210"><text:s/></text:span><text:span text:style-name="T211">Implement E-Ink/LED display showing the 'top item' status.<text:s/></text:span></text:p>
            <text:p text:style-name="P212"><text:span text:style-name="T213">2. Physical</text:span><text:span text:style-name="T214">:</text:span><text:span text:style-name="T215"><text:s/>Map EWT values (from live data feed) to the Needle position (0-5 min Green, 5-10 min Yellow, 10+ min Red zones).<text:s/></text:span></text:p>
            <text:p text:style-name="P216"><text:span text:style-name="T217">3. Digital:</text:span><text:span text:style-name="T218"><text:s/></text:span><text:span text:style-name="T219">Connect Digital Twin to the Firestore/API data pipeline and display real-time EWT/Stock figures.</text:span></text:p>
          </table:table-cell>
          <table:table-cell table:style-name="TableCell220">
            <text:p text:style-name="P221">MD (Hardware) / ET (Digital)</text:p>
          </table:table-cell>
          <table:table-cell table:style-name="TableCell222">
            <text:p text:style-name="P223">Arduino C++, React/TypeScript, Firestore SDK.</text:p>
          </table:table-cell>
        </table:table-row>
        <text:soft-page-break/>
        <table:table-row table:style-name="TableRow224">
          <table:table-cell table:style-name="TableCell225">
            <text:p text:style-name="P226"><text:span text:style-name="T227">7</text:span></text:p>
          </table:table-cell>
          <table:table-cell table:style-name="TableCell228">
            <text:p text:style-name="P229">Dec 8th</text:p>
          </table:table-cell>
          <table:table-cell table:style-name="TableCell230">
            <text:p text:style-name="P231"><text:span text:style-name="T232">Feature Development</text:span><text:span text:style-name="T233"><text:s/>(M7: All Core Features Integrated)</text:span></text:p>
          </table:table-cell>
          <table:table-cell table:style-name="TableCell234">
            <text:p text:style-name="P235"><text:span text:style-name="T236">1. Digital:</text:span><text:span text:style-name="T237"><text:s/></text:span><text:span text:style-name="T238">Develop interactive map visualization (simple SVG or Leaflet map showing queue length icons).<text:s/></text:span></text:p>
            <text:p text:style-name="P239"><text:span text:style-name="T240">2. Digital</text:span><text:span text:style-name="T241">:</text:span><text:span text:style-name="T242"><text:s/>Build the Dialogue Feature placeholder (simple text input/output for personalized recommendations).<text:s/></text:span></text:p>
            <text:p text:style-name="P243"><text:span text:style-name="T244">3. Data:</text:span><text:span text:style-name="T245"><text:s/></text:span><text:span text:style-name="T246">Integrate a free Weather API to enrich the data feed (e.g., OpenWeatherMap mock-up).</text:span></text:p>
          </table:table-cell>
          <table:table-cell table:style-name="TableCell247">
            <text:p text:style-name="P248">YOKB (Data) / ET (Digital)</text:p>
          </table:table-cell>
          <table:table-cell table:style-name="TableCell249">
            <text:p text:style-name="P250">React Components, Weather API, Dialogue/LLM integration (if time allows, otherwise pre-canned responses).</text:p>
          </table:table-cell>
        </table:table-row>
        <table:table-row table:style-name="TableRow251">
          <table:table-cell table:style-name="TableCell252">
            <text:p text:style-name="P253"><text:span text:style-name="T254">8</text:span></text:p>
          </table:table-cell>
          <table:table-cell table:style-name="TableCell255">
            <text:p text:style-name="P256">Dec 9th</text:p>
          </table:table-cell>
          <table:table-cell table:style-name="TableCell257">
            <text:p text:style-name="P258"><text:span text:style-name="T259">End-to-End Testing &amp; Refinement</text:span><text:span text:style-name="T260"><text:s/>(M8: System passes E2E Test Scenarios)</text:span></text:p>
          </table:table-cell>
          <table:table-cell table:style-name="TableCell261">
            <text:p text:style-name="P262"><text:span text:style-name="T263">1. Testing:</text:span><text:span text:style-name="T264"><text:s/></text:span><text:span text:style-name="T265">Run 10 predefined scenarios (e.g., "7:30 am, heavy rain, low stock at Pool St.").<text:s/></text:span></text:p>
            <text:p text:style-name="P266"><text:span text:style-name="T267">2. Physical:</text:span><text:span text:style-name="T268"><text:s/></text:span><text:span text:style-name="T269">Calibrate Needle precision and color mapping under all scenarios.<text:s/></text:span></text:p>
            <text:p text:style-name="P270"><text:span text:style-name="T271">3. Digital:</text:span><text:span text:style-name="T272"><text:s/></text:span><text:span text:style-name="T273">Cross-browser compatibility check and mobile responsiveness audit.</text:span></text:p>
          </table:table-cell>
          <table:table-cell table:style-name="TableCell274">
            <text:p text:style-name="P275">All Team Members (Joint)</text:p>
          </table:table-cell>
          <table:table-cell table:style-name="TableCell276">
            <text:p text:style-name="P277">User Testing Checklist, Browser Developer Tools.</text:p>
          </table:table-cell>
        </table:table-row>
        <table:table-row table:style-name="TableRow278">
          <table:table-cell table:style-name="TableCell279">
            <text:p text:style-name="P280"><text:span text:style-name="T281">9</text:span></text:p>
          </table:table-cell>
          <table:table-cell table:style-name="TableCell282">
            <text:p text:style-name="P283">Dec 10th</text:p>
          </table:table-cell>
          <table:table-cell table:style-name="TableCell284">
            <text:p text:style-name="P285"><text:span text:style-name="T286">Aesthetics &amp; Showcase Prep</text:span><text:span text:style-name="T287"><text:s/>(M9: Final Product Polish)</text:span></text:p>
          </table:table-cell>
          <table:table-cell table:style-name="TableCell288">
            <text:p text:style-name="P289"><text:span text:style-name="T290">1. Physical:</text:span><text:span text:style-name="T291"><text:s/></text:span><text:span text:style-name="T292">Finalize casing aesthetics, paint, and button labels. Record demonstration videos/photos.<text:s/></text:span></text:p>
            <text:p text:style-name="P293"><text:span text:style-name="T294">2. Digital:</text:span><text:span text:style-name="T295"><text:s/></text:span><text:span text:style-name="T296">Apply final visual polish (Tailwind CSS theming, consistent color palette). 3.<text:s/></text:span><text:span text:style-name="T297">Documentation:</text:span><text:span text:style-name="T298"><text:s/>Draft the core content for the GitHub<text:s/></text:span><text:span text:style-name="T299">README.md</text:span><text:span text:style-name="T300"><text:s/>and the 2000-word Report structure (Introduction, Methodology, Results, Conclusion).</text:span></text:p>
          </table:table-cell>
          <table:table-cell table:style-name="TableCell301">
            <text:p text:style-name="P302">YOKB</text:p>
            <text:p text:style-name="P303">(Physical) / ET (Digital)</text:p>
          </table:table-cell>
          <table:table-cell table:style-name="TableCell304">
            <text:p text:style-name="P305">Figma/Design Assets, Video Camera, GitHub.</text:p>
          </table:table-cell>
        </table:table-row>
        <table:table-row table:style-name="TableRow306">
          <table:table-cell table:style-name="TableCell307">
            <text:p text:style-name="P308"><text:span text:style-name="T309">10</text:span></text:p>
          </table:table-cell>
          <table:table-cell table:style-name="TableCell310">
            <text:p text:style-name="P311">Dec 11th</text:p>
          </table:table-cell>
          <table:table-cell table:style-name="TableCell312">
            <text:p text:style-name="P313"><text:span text:style-name="T314">Finalization &amp; Documentation</text:span><text:span text:style-name="T315"><text:s/>(M10: Project Documentation Complete)</text:span></text:p>
          </table:table-cell>
          <table:table-cell table:style-name="TableCell316">
            <text:p text:style-name="P317"><text:span text:style-name="T318">1. Documentation:</text:span><text:span text:style-name="T319"><text:s/></text:span><text:span text:style-name="T320">Write detailed personal contribution sections for the report.<text:s/></text:span></text:p>
            <text:p text:style-name="P321"><text:span text:style-name="T322">2. Final code review</text:span><text:span text:style-name="T323"><text:s/></text:span><text:span text:style-name="T324">and cleanup (add extensive comments).<text:s/></text:span></text:p>
            <text:p text:style-name="P325"><text:span text:style-name="T326">3. Deploy final Digital Twin</text:span><text:span text:style-name="T327"><text:s/></text:span><text:span text:style-name="T328">to<text:s/></text:span><text:span text:style-name="T329">GitHub Pages</text:span><text:span text:style-name="T330"><text:s/>using the provided template<text:s/></text:span><text:soft-page-break/><text:span text:style-name="T331">(</text:span><text:a xlink:href="https://codepen.io/vsigno/pen/bGJKRYz" office:target-frame-name="_blank" xlink:show="new"><text:span text:style-name="T332">https://codepen.io/vsigno/pen/bGJKRYz</text:span></text:a><text:span text:style-name="T333">).<text:s/></text:span></text:p>
            <text:p text:style-name="P334"><text:span text:style-name="T335">4. Create the final project presentation slides/script.</text:span></text:p>
          </table:table-cell>
          <table:table-cell table:style-name="TableCell336">
            <text:p text:style-name="P337">All Team Members (Joint)</text:p>
          </table:table-cell>
          <table:table-cell table:style-name="TableCell338">
            <text:p text:style-name="P339">GitHub, Word Processor/LaTeX (for report).</text:p>
          </table:table-cell>
        </table:table-row>
      </table:table>
      <text:h text:style-name="P340" text:outline-level="3"/>
      <text:p text:style-name="P341"/>
      <text:p text:style-name="P342">Group Report (2000 Words, PDF of Readme)</text:p>
      <text:p text:style-name="P343"><text:span text:style-name="T344">The final 2000-word report, due January 12th, 2026, must follow a formal structure derived from the repository's<text:s/></text:span><text:span text:style-name="T345">README.md</text:span><text:span text:style-name="T346">.</text:span></text:p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</table:table-columns>
        <table:table-header-rows>
          <table:table-row table:style-name="TableRow351">
            <table:table-cell table:style-name="TableCell352">
              <text:p text:style-name="P353"><text:span text:style-name="T354">Section</text:span></text:p>
            </table:table-cell>
            <table:table-cell table:style-name="TableCell355">
              <text:p text:style-name="P356"><text:span text:style-name="T357">Target Word Count</text:span></text:p>
            </table:table-cell>
            <table:table-cell table:style-name="TableCell358">
              <text:p text:style-name="P359"><text:span text:style-name="T360">Key Content &amp; Team Contribution</text:span></text:p>
            </table:table-cell>
          </table:table-row>
        </table:table-header-rows>
        <table:table-row table:style-name="TableRow361">
          <table:table-cell table:style-name="TableCell362">
            <text:p text:style-name="P363"><text:span text:style-name="T364">1. Introduction</text:span></text:p>
          </table:table-cell>
          <table:table-cell table:style-name="TableCell365">
            <text:p text:style-name="P366">200</text:p>
          </table:table-cell>
          <table:table-cell table:style-name="TableCell367">
            <text:p text:style-name="P368">Project Motivation (UCL East Wait Time Problem), Project Objectives (Gauge &amp; Grab functionality), Scope, and Report Structure.</text:p>
          </table:table-cell>
        </table:table-row>
        <table:table-row table:style-name="TableRow369">
          <table:table-cell table:style-name="TableCell370">
            <text:p text:style-name="P371"><text:span text:style-name="T372">2. Design &amp; Architecture</text:span></text:p>
          </table:table-cell>
          <table:table-cell table:style-name="TableCell373">
            <text:p text:style-name="P374">400</text:p>
          </table:table-cell>
          <table:table-cell table:style-name="TableCell375">
            <text:p text:style-name="P376"><text:span text:style-name="T377">2.1 Physical Gauge:</text:span><text:span text:style-name="T378"><text:s/>Hardware selection (MCU, Motor, Display), Casing Design Rationale (MD).<text:s/></text:span></text:p>
            <text:p text:style-name="P379"><text:span text:style-name="T380">2.2 Digital Twin:</text:span><text:span text:style-name="T381"><text:s/>Tech Stack Choice (React, Tailwind), UI/UX Rationale (ET).<text:s/></text:span></text:p>
            <text:p text:style-name="P382"><text:span text:style-name="T383">2.3 System Architecture:</text:span><text:span text:style-name="T384"><text:s/>Data flow diagram (Physical &lt;-&gt; Firestore &lt;-&gt; Digital Twin) (YOKB).</text:span></text:p>
          </table:table-cell>
        </table:table-row>
        <table:table-row table:style-name="TableRow385">
          <table:table-cell table:style-name="TableCell386">
            <text:p text:style-name="P387"><text:span text:style-name="T388">3. Methodology &amp; Development</text:span></text:p>
          </table:table-cell>
          <table:table-cell table:style-name="TableCell389">
            <text:p text:style-name="P390">500</text:p>
          </table:table-cell>
          <table:table-cell table:style-name="TableCell391">
            <text:p text:style-name="P392"><text:span text:style-name="T393">3.1 Data Pipeline:</text:span><text:span text:style-name="T394"><text:s/>Detailed EWT calculation logic, Data Feeds (Weather, Stock), and Database Structure<text:s/></text:span></text:p>
            <text:p text:style-name="P395"><text:span text:style-name="T396">3.2 Physical Prototype Implementation:</text:span><text:span text:style-name="T397"><text:s/>Code logic for needle movement, color-coding mapping, and button interaction</text:span><text:span text:style-name="T398">.</text:span></text:p>
            <text:p text:style-name="P399"><text:span text:style-name="T400">3.3 Digital Twin Implementation:</text:span><text:span text:style-name="T401"><text:s/>Key features (Attractiveness Chart, Maps), Dialogue feature placeholder (ET).</text:span></text:p>
          </table:table-cell>
        </table:table-row>
        <table:table-row table:style-name="TableRow402">
          <table:table-cell table:style-name="TableCell403">
            <text:p text:style-name="P404"><text:span text:style-name="T405">4. Testing &amp; Validation</text:span></text:p>
          </table:table-cell>
          <table:table-cell table:style-name="TableCell406">
            <text:p text:style-name="P407">300</text:p>
          </table:table-cell>
          <table:table-cell table:style-name="TableCell408">
            <text:p text:style-name="P409">Results of End-to-End Scenario Testing, Calibration of EWT to Color Zones, User Feedback/Iteration Process.</text:p>
          </table:table-cell>
        </table:table-row>
        <table:table-row table:style-name="TableRow410">
          <table:table-cell table:style-name="TableCell411">
            <text:p text:style-name="P412"><text:span text:style-name="T413">5. Individual Contributions</text:span></text:p>
          </table:table-cell>
          <table:table-cell table:style-name="TableCell414">
            <text:p text:style-name="P415">400</text:p>
          </table:table-cell>
          <table:table-cell table:style-name="TableCell416">
            <text:p text:style-name="P417"><text:span text:style-name="T418">X:</text:span><text:span text:style-name="T419"><text:s/>3D printing, circuit design, MCU coding, physical assembly.<text:s/></text:span></text:p>
            <text:p text:style-name="P420"><text:span text:style-name="T421">X:</text:span><text:span text:style-name="T422"><text:s/>Digital Twin UI/UX, Front-end development, visual polish.<text:s/></text:span></text:p>
            <text:p text:style-name="P423"><text:span text:style-name="T424">X:</text:span><text:span text:style-name="T425"><text:s/>Data modeling, EWT algorithm, API development, Firestore management.</text:span></text:p>
          </table:table-cell>
        </table:table-row>
        <text:soft-page-break/>
        <table:table-row table:style-name="TableRow426">
          <table:table-cell table:style-name="TableCell427">
            <text:p text:style-name="P428"><text:span text:style-name="T429">6. Conclusion &amp; Future Work</text:span></text:p>
          </table:table-cell>
          <table:table-cell table:style-name="TableCell430">
            <text:p text:style-name="P431">200</text:p>
          </table:table-cell>
          <table:table-cell table:style-name="TableCell432">
            <text:p text:style-name="P433">Summary of success against objectives, challenges encountered (e.g., motor precision, real-time data), and future enhancements (e.g., ML-driven EWT, haptic feedback).</text:p>
          </table:table-cell>
        </table:table-row>
      </table:table>
      <text:h text:style-name="P434" text:outline-level="3"/>
      <text:p text:style-name="P435">Digital Twin Showcase (December 12th)</text:p>
      <text:p text:style-name="P436">The digital component must be hosted on GitHub Pages using the provided template. The focus should be on visualisation and interactivity.</text:p>
      <text:list text:style-name="LFO2" text:continue-numbering="true">
        <text:list-item>
          <text:p text:style-name="P437"><text:span text:style-name="T438">Dashboard:</text:span><text:span text:style-name="T439"><text:s/></text:span><text:span text:style-name="T440">Display the color-coded status for all three locations simultaneously, with the main Gauge graphic dominating the screen.</text:span></text:p>
        </text:list-item>
        <text:list-item>
          <text:p text:style-name="P441"><text:span text:style-name="T442">Attractiveness Chart:</text:span><text:span text:style-name="T443"><text:s/></text:span><text:span text:style-name="T444">A responsive chart showing<text:s/></text:span><text:span text:style-name="T445">Menu Attractiveness (Y-axis)</text:span><text:span text:style-name="T446"><text:s/>vs.<text:s/></text:span><text:span text:style-name="T447">EWT (X-axis)</text:span><text:span text:style-name="T448"><text:s/>for each location, allowing users to see the trade-off.</text:span></text:p>
        </text:list-item>
        <text:list-item>
          <text:p text:style-name="P449"><text:span text:style-name="T450">Real-time Data:</text:span><text:span text:style-name="T451"><text:s/></text:span><text:span text:style-name="T452">Show<text:s/></text:span><text:span text:style-name="T453">livestock</text:span><text:span text:style-name="T454"><text:s/>levels and estimated queue length (as a number of people) updated via the Firestore connection.</text:span></text:p>
        </text:list-item>
        <text:list-item>
          <text:p text:style-name="P455"><text:span text:style-name="T456">Dialogue Feature:</text:span><text:span text:style-name="T457"><text:s/></text:span><text:span text:style-name="T458">A simple chat window demonstrating personalized advice, e.g., "Given your history of ordering vegetarian, Pool Street has a Quinoa Salad special today. The EWT is 4 minutes."</text:span></text:p>
        </text:list-item>
      </text:list>
      <text:p text:style-name="P459"/>
      <text:p text:style-name="P460">Daily Breakdown of Tasks &amp; Milestones</text:p>
      <text:h text:style-name="P461" text:outline-level="3">Day 1: Kickoff &amp; Planning</text:h>
      <text:list text:style-name="LFO3" text:continue-numbering="true">
        <text:list-item>
          <text:p text:style-name="P462">Assign roles and responsibilities.</text:p>
        </text:list-item>
        <text:list-item>
          <text:p text:style-name="P463">Sketch gauge concepts<text:s/></text:p>
        </text:list-item>
        <text:list-item>
          <text:p text:style-name="P464">Wireframe digital twin in Figma<text:s/></text:p>
        </text:list-item>
        <text:list-item>
          <text:p text:style-name="P465">Define data feeds<text:s/></text:p>
        </text:list-item>
      </text:list>
      <text:h text:style-name="P466" text:outline-level="3">Day 2: Design Phase</text:h>
      <text:list text:style-name="LFO4" text:continue-numbering="true">
        <text:list-item>
          <text:p text:style-name="P467">CAD design of gauge in Fusion360<text:s/></text:p>
        </text:list-item>
        <text:list-item>
          <text:p text:style-name="P468">UI design in Figma/PenPot<text:s/></text:p>
        </text:list-item>
        <text:list-item>
          <text:p text:style-name="P469">Setup MQTT &amp; REST API feeds<text:s/></text:p>
        </text:list-item>
      </text:list>
      <text:h text:style-name="P470" text:outline-level="3">Day 3: Build Phase Begins</text:h>
      <text:list text:style-name="LFO5" text:continue-numbering="true">
        <text:list-item>
          <text:p text:style-name="P471">3D print gauge housing<text:s/></text:p>
        </text:list-item>
        <text:list-item>
          <text:p text:style-name="P472">Develop Unity3D twin base<text:s/></text:p>
        </text:list-item>
        <text:list-item>
          <text:p text:style-name="P473">Integrate data feeds<text:s/></text:p>
        </text:list-item>
      </text:list>
      <text:soft-page-break/>
      <text:h text:style-name="P474" text:outline-level="3">Day 4: Hardware &amp; Software Expansion</text:h>
      <text:list text:style-name="LFO6" text:continue-numbering="true">
        <text:list-item>
          <text:p text:style-name="P475">Assemble electronics: LED, motor, E-Ink<text:s/></text:p>
        </text:list-item>
        <text:list-item>
          <text:p text:style-name="P476">Build menu &amp; queue visuals<text:s/></text:p>
        </text:list-item>
        <text:list-item>
          <text:p text:style-name="P477">Add weather API + menu stock logic<text:s/></text:p>
        </text:list-item>
      </text:list>
      <text:h text:style-name="P478" text:outline-level="3">Day 5: Feature Integration</text:h>
      <text:list text:style-name="LFO7" text:continue-numbering="true">
        <text:list-item>
          <text:p text:style-name="P479">Install needle/dial mechanism<text:s/></text:p>
        </text:list-item>
        <text:list-item>
          <text:p text:style-name="P480">Add personalized recommendation engine<text:s/></text:p>
        </text:list-item>
      </text:list>
      <text:h text:style-name="P481" text:outline-level="3">Day 6: Testing Phase</text:h>
      <text:list text:style-name="LFO8" text:continue-numbering="true">
        <text:list-item>
          <text:p text:style-name="P482">Test physical gauge display<text:s/></text:p>
        </text:list-item>
        <text:list-item>
          <text:p text:style-name="P483">Test digital twin UI<text:s/></text:p>
        </text:list-item>
      </text:list>
      <text:h text:style-name="P484" text:outline-level="3">Day 7: Final Feature Additions</text:h>
      <text:list text:style-name="LFO9" text:continue-numbering="true">
        <text:list-item>
          <text:p text:style-name="P485">Integrate gauge with live data feed<text:s/></text:p>
        </text:list-item>
        <text:list-item>
          <text:p text:style-name="P486">Add E-Ink/LED menu display<text:s/></text:p>
        </text:list-item>
        <text:list-item>
          <text:p text:style-name="P487">Add real-time map &amp; charts<text:s/></text:p>
        </text:list-item>
      </text:list>
      <text:h text:style-name="P488" text:outline-level="3">Day 8: System Integration Test</text:h>
      <text:list text:style-name="LFO10" text:continue-numbering="true">
        <text:list-item>
          <text:p text:style-name="P489">Full system test and debugging (All).</text:p>
        </text:list-item>
      </text:list>
      <text:h text:style-name="P490" text:outline-level="3">Day 9: Showcase Prep</text:h>
      <text:list text:style-name="LFO11" text:continue-numbering="true">
        <text:list-item>
          <text:p text:style-name="P491">Record demo video and take photos (All).</text:p>
        </text:list-item>
        <text:list-item>
          <text:p text:style-name="P492">Compress media using HandBrake/Squoosh<text:s/></text:p>
        </text:list-item>
        <text:list-item>
          <text:p text:style-name="P493">Write GitHub leaflet using CodePen template<text:s/></text:p>
        </text:list-item>
      </text:list>
      <text:h text:style-name="P494" text:outline-level="3">Day 10: Final Presentation</text:h>
      <text:list text:style-name="LFO12" text:continue-numbering="true">
        <text:list-item>
          <text:p text:style-name="P495">Present Gauge &amp; Grab system at UCL East.</text:p>
        </text:list-item>
        <text:list-item>
          <text:p text:style-name="P496">Upload to GitHub Pages.</text:p>
        </text:list-item>
        <text:list-item>
          <text:p text:style-name="P497">Begin drafting 2000-word report for January 12.</text:p>
        </text:list-item>
      </text:list>
      <text:h text:style-name="P498" text:outline-level="2">Tools &amp; Platforms Used</text:h>
      <text:list text:style-name="LFO13" text:continue-numbering="true">
        <text:list-item>
          <text:p text:style-name="P499"><text:span text:style-name="T500">Design</text:span><text:span text:style-name="T501">: Fusion360, Figma, PenPot, Blender</text:span></text:p>
        </text:list-item>
        <text:list-item>
          <text:p text:style-name="P502"><text:span text:style-name="T503">Development</text:span><text:span text:style-name="T504">: Unity3D, ARFoundation, VSCode</text:span></text:p>
        </text:list-item>
        <text:list-item>
          <text:p text:style-name="P505"><text:span text:style-name="T506">Data Feeds</text:span><text:span text:style-name="T507">: MQTT (CE Server), REST API</text:span></text:p>
        </text:list-item>
        <text:list-item>
          <text:p text:style-name="P508"><text:span text:style-name="T509">Assets</text:span><text:span text:style-name="T510">: Sketchfab (3D), Freesound API (audio)</text:span></text:p>
        </text:list-item>
        <text:list-item>
          <text:p text:style-name="P511"><text:span text:style-name="T512">Compression</text:span><text:span text:style-name="T513">: HandBrake, Squoosh</text:span></text:p>
        </text:list-item>
        <text:list-item>
          <text:p text:style-name="P514"><text:span text:style-name="T515">Documentation</text:span><text:span text:style-name="T516">: GitHub, CodePen template</text:span></text:p>
        </text:list-item>
      </text:list>
      <text:p text:style-name="P5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fo:color="#7030A0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5-12-01T00:38:00Z</meta:creation-date>
    <dc:date>2025-12-01T01:18:00Z</dc:date>
    <meta:template xlink:href="Normal" xlink:type="simple"/>
    <meta:editing-cycles>3</meta:editing-cycles>
    <meta:editing-duration>PT2400S</meta:editing-duration>
    <meta:document-statistic meta:page-count="7" meta:paragraph-count="452" meta:word-count="1235" meta:character-count="8603" meta:row-count="411" meta:non-whitespace-character-count="7820"/>
  </office:meta>
</office:document-meta>
</file>